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2" style:parent-style-name="Normal" style:family="paragraph">
      <style:text-properties style:font-name="Times New Roman" style:font-name-complex="Times New Roman" fo:font-size="16pt" style:font-size-asian="16pt" style:font-size-complex="16pt" fo:language="en" fo:country="US"/>
    </style:style>
    <style:style style:name="P3"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4" style:parent-style-name="Normal" style:family="paragraph">
      <style:text-properties style:font-name="Times New Roman" style:font-name-complex="Times New Roman" fo:font-size="16pt" style:font-size-asian="16pt" style:font-size-complex="16pt" fo:language="en" fo:country="US"/>
    </style:style>
    <style:style style:name="P5" style:parent-style-name="Normal" style:family="paragraph">
      <style:text-properties style:font-name="Times New Roman" style:font-name-complex="Times New Roman" fo:font-size="16pt" style:font-size-asian="16pt" style:font-size-complex="16pt" fo:language="en" fo:country="US"/>
    </style:style>
    <style:style style:name="P6"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7" style:parent-style-name="Normal" style:family="paragraph">
      <style:text-properties style:font-name="Times New Roman" style:font-name-complex="Times New Roman" fo:font-size="16pt" style:font-size-asian="16pt" style:font-size-complex="16pt" fo:language="en" fo:country="US"/>
    </style:style>
    <style:style style:name="P8" style:parent-style-name="Normal" style:family="paragraph">
      <style:text-properties style:font-name="Times New Roman" style:font-name-complex="Times New Roman" fo:font-size="16pt" style:font-size-asian="16pt" style:font-size-complex="16pt" fo:language="en" fo:country="US"/>
    </style:style>
    <style:style style:name="P9"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10" style:parent-style-name="Normal" style:family="paragraph">
      <style:text-properties style:font-name="Times New Roman" style:font-name-complex="Times New Roman" fo:font-size="16pt" style:font-size-asian="16pt" style:font-size-complex="16pt" fo:language="en" fo:country="US"/>
    </style:style>
    <style:style style:name="P11" style:parent-style-name="Normal" style:family="paragraph">
      <style:text-properties style:font-name="Times New Roman" style:font-name-complex="Times New Roman" fo:font-size="16pt" style:font-size-asian="16pt" style:font-size-complex="16pt" fo:language="en" fo:country="US"/>
    </style:style>
    <style:style style:name="P12" style:parent-style-name="Normal" style:family="paragraph">
      <style:text-properties style:font-name="Times New Roman" style:font-name-complex="Times New Roman" fo:font-size="16pt" style:font-size-asian="16pt" style:font-size-complex="16pt" fo:language="en" fo:country="US"/>
    </style:style>
    <style:style style:name="P13"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14" style:parent-style-name="Normal" style:family="paragraph">
      <style:text-properties style:font-name="Times New Roman" style:font-name-complex="Times New Roman" fo:font-size="16pt" style:font-size-asian="16pt" style:font-size-complex="16pt" fo:language="en" fo:country="US"/>
    </style:style>
    <style:style style:name="P15" style:parent-style-name="ListParagraph" style:list-style-name="LFO1" style:family="paragraph">
      <style:text-properties style:font-name="Times New Roman" style:font-name-complex="Times New Roman" fo:font-size="16pt" style:font-size-asian="16pt" style:font-size-complex="16pt" fo:language="en" fo:country="US"/>
    </style:style>
    <style:style style:name="P16" style:parent-style-name="ListParagraph" style:list-style-name="LFO1" style:family="paragraph">
      <style:text-properties style:font-name="Times New Roman" style:font-name-complex="Times New Roman" fo:font-size="16pt" style:font-size-asian="16pt" style:font-size-complex="16pt" fo:language="en" fo:country="US"/>
    </style:style>
    <style:style style:name="P17" style:parent-style-name="ListParagraph" style:list-style-name="LFO1" style:family="paragraph">
      <style:text-properties style:font-name="Times New Roman" style:font-name-complex="Times New Roman" fo:font-size="16pt" style:font-size-asian="16pt" style:font-size-complex="16pt" fo:language="en" fo:country="US"/>
    </style:style>
    <style:style style:name="P18" style:parent-style-name="Normal" style:family="paragraph">
      <style:text-properties style:font-name="Times New Roman" style:font-name-complex="Times New Roman" fo:font-size="16pt" style:font-size-asian="16pt" style:font-size-complex="16pt" fo:language="en" fo:country="US"/>
    </style:style>
    <style:style style:name="P19"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20" style:parent-style-name="Normal" style:family="paragraph">
      <style:text-properties style:font-name="Times New Roman" style:font-name-complex="Times New Roman" fo:font-size="16pt" style:font-size-asian="16pt" style:font-size-complex="16pt" fo:language="en" fo:country="US"/>
    </style:style>
    <style:style style:name="P21" style:parent-style-name="Normal" style:family="paragraph">
      <style:text-properties style:font-name="Times New Roman" style:font-name-complex="Times New Roman" fo:font-size="16pt" style:font-size-asian="16pt" style:font-size-complex="16pt" fo:language="en" fo:country="US"/>
    </style:style>
    <style:style style:name="P22" style:parent-style-name="Normal" style:family="paragraph">
      <style:text-properties style:font-name="Times New Roman" style:font-name-complex="Times New Roman" fo:font-size="16pt" style:font-size-asian="16pt" style:font-size-complex="16pt" fo:language="en" fo:country="US"/>
    </style:style>
    <style:style style:name="P23" style:parent-style-name="Normal" style:family="paragraph">
      <style:text-properties style:font-name="Times New Roman" style:font-name-complex="Times New Roman" fo:font-size="16pt" style:font-size-asian="16pt" style:font-size-complex="16pt" fo:language="en" fo:country="US"/>
    </style:style>
    <style:style style:name="P24"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25" style:parent-style-name="Normal" style:family="paragraph">
      <style:text-properties style:font-name="Times New Roman" style:font-name-complex="Times New Roman" fo:font-size="16pt" style:font-size-asian="16pt" style:font-size-complex="16pt" fo:language="en" fo:country="US"/>
    </style:style>
    <style:style style:name="P26" style:parent-style-name="ListParagraph" style:list-style-name="LFO2" style:family="paragraph">
      <style:text-properties style:font-name="Times New Roman" style:font-name-complex="Times New Roman" fo:font-size="16pt" style:font-size-asian="16pt" style:font-size-complex="16pt" fo:language="en" fo:country="US"/>
    </style:style>
    <style:style style:name="P27" style:parent-style-name="ListParagraph" style:list-style-name="LFO2" style:family="paragraph">
      <style:text-properties style:font-name="Times New Roman" style:font-name-complex="Times New Roman" fo:font-size="16pt" style:font-size-asian="16pt" style:font-size-complex="16pt" fo:language="en" fo:country="US"/>
    </style:style>
    <style:style style:name="P28" style:parent-style-name="ListParagraph" style:list-style-name="LFO2" style:family="paragraph">
      <style:text-properties style:font-name="Times New Roman" style:font-name-complex="Times New Roman" fo:font-size="16pt" style:font-size-asian="16pt" style:font-size-complex="16pt" fo:language="en" fo:country="US"/>
    </style:style>
    <style:style style:name="P29" style:parent-style-name="ListParagraph" style:list-style-name="LFO2" style:family="paragraph">
      <style:text-properties style:font-name="Times New Roman" style:font-name-complex="Times New Roman" fo:font-size="16pt" style:font-size-asian="16pt" style:font-size-complex="16pt" fo:language="en" fo:country="US"/>
    </style:style>
    <style:style style:name="T30" style:parent-style-name="DefaultParagraphFont" style:family="text">
      <style:text-properties style:font-name="Times New Roman" style:font-name-complex="Times New Roman" fo:font-size="16pt" style:font-size-asian="16pt" style:font-size-complex="16pt" fo:language="en" fo:country="US"/>
    </style:style>
  </office:automatic-styles>
  <office:body>
    <office:text text:use-soft-page-breaks="true">
      <text:p text:style-name="P1">Hand Written Recognition English</text:p>
      <text:p text:style-name="P2"/>
      <text:p text:style-name="P3">Project Description:</text:p>
      <text:p text:style-name="P4">The provided code is an Optical Character Recognition (OCR) project. It uses the Tesseract OCR engine to extract text from an image. The code loads an image, processes it using Tesseract OCR, and then prints the extracted text.</text:p>
      <text:p text:style-name="P5"/>
      <text:p text:style-name="P6">Functions:</text:p>
      <text:p text:style-name="P7">pytesseract.image_to_string(image): This function takes an image as input and uses the Tesseract OCR engine to recognize and extract text from the image. It returns the extracted text as a string.</text:p>
      <text:p text:style-name="P8"/>
      <text:p text:style-name="P9">Used Tools:</text:p>
      <text:p text:style-name="P10">pytesseract: It is a Python wrapper for the Tesseract OCR engine, which is a widely-used open-source OCR engine developed by Google. Pytesseract makes it easy to use Tesseract OCR in Python applications.</text:p>
      <text:p text:style-name="P11">PIL (Python Imaging Library): It is used to work with images in Python. In this code, it is used to open and process the input image.</text:p>
      <text:p text:style-name="P12"/>
      <text:p text:style-name="P13">Algorithm:</text:p>
      <text:p text:style-name="P14">The main algorithm of the code can be summarized as follows:</text:p>
      <text:list text:style-name="LFO1" text:continue-numbering="true">
        <text:list-item>
          <text:p text:style-name="P15">Set the path of the Tesseract OCR executable using pytesseract.pytesseract.tesseract_cmd.</text:p>
        </text:list-item>
        <text:list-item>
          <text:p text:style-name="P16">Load an input image using the Python Imaging Library (PIL).</text:p>
        </text:list-item>
        <text:list-item>
          <text:p text:style-name="P17">Use Tesseract OCR to extract text from the image by calling pytesseract.image_to_string(image).</text:p>
        </text:list-item>
      </text:list>
      <text:p text:style-name="P18">Print the extracted text.</text:p>
      <text:soft-page-break/>
      <text:p text:style-name="P19">Machine Learning or Deep Learning:</text:p>
      <text:p text:style-name="P20">The project is based on Optical Character Recognition (OCR) technology, which is not explicitly machine learning or deep learning. OCR is a technology that involves recognizing and extracting text from images. It is not necessarily based on machine learning or deep learning algorithms; instead, it relies on pattern recognition techniques and statistical methods.</text:p>
      <text:p text:style-name="P21"/>
      <text:p text:style-name="P22">Tesseract OCR, used in this project, employs various image processing techniques and pattern matching algorithms to identify and interpret characters in an image. However, Tesseract OCR does not use deep learning by default, though some research has been done to incorporate deep learning techniques into OCR.</text:p>
      <text:p text:style-name="P23"/>
      <text:p text:style-name="P24">Why You Need This Project:</text:p>
      <text:p text:style-name="P25">The OCR project is useful in scenarios where you need to extract text or information from images, such as scanned documents, images with embedded text, or screenshots containing text. Some common use cases include:</text:p>
      <text:list text:style-name="LFO2" text:continue-numbering="true">
        <text:list-item>
          <text:p text:style-name="P26">Text Extraction: The project helps to automatically convert text from images into a digital and editable format, saving time and effort in manual data entry.</text:p>
        </text:list-item>
        <text:list-item>
          <text:p text:style-name="P27">Data Digitization: OCR can be used in digitizing old documents, books, or newspapers, making them searchable and preserving the information digitally.</text:p>
        </text:list-item>
        <text:list-item>
          <text:p text:style-name="P28">Document Processing: The project can be integrated into document management systems to extract and process text from images or scanned documents automatically.</text:p>
        </text:list-item>
        <text:list-item>
          <text:p text:style-name="P29">Automation: OCR can be used in automating processes that involve reading text from images, such as invoice processing, forms recognition, and data extraction from images.</text:p>
        </text:list-item>
      </text:list>
      <text:soft-page-break/>
      <text:p text:style-name="Normal"><text:span text:style-name="T30">Overall, the project demonstrates how OCR technology can be easily implemented in Python using Tesseract OCR, providing a simple yet powerful solution for extracting text from images and enabling automation and digitization of textual cont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333in" fo:margin-left="0.3333in" fo:margin-bottom="0.3333in" fo:margin-right="0.3333in" fo:border="0.0069in solid #000000" fo:padding="0.6597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neral joe</meta:initial-creator>
    <dc:creator>general joe</dc:creator>
    <meta:creation-date>2023-08-01T12:17:00Z</meta:creation-date>
    <dc:date>2023-08-01T12:22:00Z</dc:date>
    <meta:template xlink:href="Normal" xlink:type="simple"/>
    <meta:editing-cycles>1</meta:editing-cycles>
    <meta:editing-duration>PT300S</meta:editing-duration>
    <meta:document-statistic meta:page-count="3" meta:paragraph-count="6" meta:word-count="451" meta:character-count="3020" meta:row-count="21" meta:non-whitespace-character-count="2575"/>
  </office:meta>
</office:document-meta>
</file>